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T</mi>
      <mrow>
        <mo stretchy="false">(</mo>
        <mrow>
          <mi>E</mi>
        </mrow>
        <mo stretchy="false">)</mo>
      </mrow>
      <mrow>
        <mi/>
        <mo stretchy="false">≈</mo>
        <mi/>
      </mrow>
      <mi>exp</mi>
      <mfenced open="[" close="]">
        <mrow>
          <mrow>
            <mo stretchy="false">−</mo>
            <mrow>
              <mfrac>
                <mn>2</mn>
                <mo stretchy="false">ℏ</mo>
              </mfrac>
            </mrow>
          </mrow>
          <mrow>
            <munderover>
              <mo stretchy="false">∫</mo>
              <msub>
                <mi>q</mi>
                <mrow>
                  <mo stretchy="false">−</mo>
                  <mi/>
                </mrow>
              </msub>
              <msub>
                <mi>q</mi>
                <mrow>
                  <mo stretchy="false">+</mo>
                  <mi/>
                </mrow>
              </msub>
            </munderover>
            <msqrt>
              <mrow>
                <mn>2</mn>
                <mi>m</mi>
                <mfenced open="(" close=")">
                  <mrow>
                    <mi>V</mi>
                    <mrow>
                      <mo stretchy="false">(</mo>
                      <mrow>
                        <mi>q</mi>
                      </mrow>
                      <mo stretchy="false">)</mo>
                    </mrow>
                    <mrow>
                      <mi/>
                      <mo stretchy="false">−</mo>
                      <mi/>
                    </mrow>
                    <mi>E</mi>
                  </mrow>
                </mfenced>
              </mrow>
            </msqrt>
          </mrow>
          <mi/>
          <mtext>d</mtext>
          <mi>q</mi>
        </mrow>
      </mfenced>
    </mrow>
    <annotation encoding="StarMath 5.0">T(E) `approx` exp left [  - {2 over hbar } int from q_-` to q_+` sqrt{2 m left ( V(q) `-` E right )} ` "d" q right ]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8T14:24:59.803000000</meta:creation-date>
    <meta:generator>LibreOffice/4.1.4.2$Windows_x86 LibreOffice_project/0a0440ccc0227ad9829de5f46be37cfb6edcf72</meta:generator>
  </office:meta>
</office:document-meta>
</file>